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F8CE47C6A114A75F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70">
      <style:table-cell-properties fo:border-bottom="none" fo:background-color="#ffffff" fo:border-left="0.06pt solid #000000" fo:border-right="0.06pt solid #000000" fo:border-top="0.06pt solid #000000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 style:data-style-name="N70">
      <style:table-cell-properties fo:border-bottom="none" fo:background-color="#ffffff" fo:border-left="0.06pt solid #000000" fo:border-right="0.06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104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 style:data-style-name="N119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19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2" style:family="table-cell" style:parent-style-name="Default" style:data-style-name="N104">
      <style:table-cell-properties fo:border="0.06pt solid #000000"/>
    </style:style>
    <style:style style:name="ce23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6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7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70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 style:data-style-name="N70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gr1" style:family="graphic">
      <style:graphic-properties draw:stroke="solid" draw:stroke-dash="Ultrafine_20_Dashed" svg:stroke-width="0mm" svg:stroke-color="#000000" draw:marker-start="" draw:marker-start-width="2mm" draw:marker-end-width="2mm" draw:fill="solid" draw:fill-color="#ffffff" draw:textarea-vertical-align="middle" fo:min-height="90.52mm" fo:padding-top="-2.5mm" fo:padding-bottom="-2.5mm" fo:padding-left="-2.5mm" fo:padding-right="-2.5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56.62mm" svg:height="85.52mm" svg:x="162.27mm" svg:y="3.47mm">
            <draw:text-box>
              <text:p text:style-name="P1"><text:span text:style-name="T1">A indústria Alumilândia S/A iniciou suas operações em janeiro de 2001 e já vem</text:span></text:p>
              <text:p text:style-name="P1"><text:span text:style-name="T1">conquistando espaço no mercado de laminados brasileiro, tendo contratos fechados de</text:span></text:p>
              <text:p text:style-name="P1"><text:span text:style-name="T1">fornecimento para todos os 3 tipos diferentes de lâminas de alumínio que fabrica:</text:span></text:p>
              <text:p text:style-name="P1"><text:span text:style-name="T1">espessuras fina, média ou grossa. Toda a produção da companhia é realizada em duas</text:span></text:p>
              <text:p text:style-name="P1"><text:span text:style-name="T1">fábricas, uma localizada em São Paulo e a outra no Rio de Janeiro. Segundo oscontratos fechados, a empresa precisa entregar 16 toneladas de lâminas finas, 6</text:span></text:p>
              <text:p text:style-name="P1"><text:span text:style-name="T1">toneladas de lâminas médias e 28 toneladas de Lâminas grossas. Devido à qualidade dos</text:span></text:p>
              <text:p text:style-name="P1"><text:span text:style-name="T1">produtos da AlumiLândia S/A., há uma demanda extra para cada tipo de lâminas. A</text:span></text:p>
              <text:p text:style-name="P1"><text:span text:style-name="T1">fábrica de São Paulo tem um custo de produção diária de R$ 100.000,00 para cada</text:span></text:p>
              <text:p text:style-name="P1"><text:span text:style-name="T1">capacidade produtiva de 8 toneladas de lâminas finas, 1 tonelada de lâminas médias e 2</text:span></text:p>
              <text:p text:style-name="P1"><text:span text:style-name="T1">tonelada de Lâminas grossas por dia. O custo de produção diário da fábrica do Rio de</text:span></text:p>
              <text:p text:style-name="P1"><text:span text:style-name="T1">Janeiro é de R$ 200.000,00 para cada produção de 2 toneladas de lâminas finas, 1</text:span></text:p>
              <text:p text:style-name="P1"><text:span text:style-name="T1">tonelada de lâminas médias e 7 tonelada de Lâminas grossas por dia. Quantos dias cada</text:span></text:p>
              <text:p text:style-name="P1"><text:span text:style-name="T1">uma das fábricas deverá operar para atender aos pedidos ao menor custo possível?</text:span></text:p>
              <text:p text:style-name="P1"><text:span text:style-name="T1">Elabore o modelo.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5 Alumilândia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12" office:value-type="string" calcext:value-type="string">
            <text:p>São Paulo(A)</text:p>
          </table:table-cell>
          <table:table-cell table:style-name="ce12" office:value-type="string" calcext:value-type="string">
            <text:p>Rio de Janeiro(B)</text:p>
          </table:table-cell>
          <table:table-cell table:style-name="ce25" office:value-type="string" calcext:value-type="string">
            <text:p>Contrato</text:p>
          </table:table-cell>
          <table:table-cell/>
        </table:table-row>
        <table:table-row table:style-name="ro1">
          <table:table-cell table:style-name="ce3" office:value-type="string" calcext:value-type="string">
            <text:p>Fina</text:p>
          </table:table-cell>
          <table:table-cell table:style-name="ce13" office:value-type="float" office:value="8" calcext:value-type="float">
            <text:p>8 <text:s text:c="3"/></text:p>
          </table:table-cell>
          <table:table-cell table:style-name="ce13" office:value-type="float" office:value="2" calcext:value-type="float">
            <text:p>2 <text:s text:c="3"/></text:p>
          </table:table-cell>
          <table:table-cell table:style-name="ce13" office:value-type="float" office:value="16" calcext:value-type="float">
            <text:p>16 <text:s text:c="3"/></text:p>
          </table:table-cell>
          <table:table-cell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number-columns-repeated="2" table:style-name="ce14" office:value-type="float" office:value="1" calcext:value-type="float">
            <text:p>1 <text:s text:c="3"/></text:p>
          </table:table-cell>
          <table:table-cell table:style-name="ce14" office:value-type="float" office:value="6" calcext:value-type="float">
            <text:p>6 <text:s text:c="3"/></text:p>
          </table:table-cell>
          <table:table-cell table:style-name="ce33"/>
        </table:table-row>
        <table:table-row table:style-name="ro1">
          <table:table-cell table:style-name="ce3" office:value-type="string" calcext:value-type="string">
            <text:p>Grossa</text:p>
          </table:table-cell>
          <table:table-cell table:style-name="ce14" office:value-type="float" office:value="2" calcext:value-type="float">
            <text:p>2 <text:s text:c="3"/></text:p>
          </table:table-cell>
          <table:table-cell table:style-name="ce14" office:value-type="float" office:value="7" calcext:value-type="float">
            <text:p>7 <text:s text:c="3"/></text:p>
          </table:table-cell>
          <table:table-cell table:style-name="ce14" office:value-type="float" office:value="28" calcext:value-type="float">
            <text:p>28 <text:s text:c="3"/></text:p>
          </table:table-cell>
          <table:table-cell table:style-name="ce33"/>
        </table:table-row>
        <table:table-row table:style-name="ro1">
          <table:table-cell table:style-name="ce4" office:value-type="string" calcext:value-type="string">
            <text:p>Custo Operacional</text:p>
          </table:table-cell>
          <table:table-cell table:style-name="ce15" office:value-type="currency" office:currency="BRL" office:value="100000" calcext:value-type="currency">
            <text:p>R$ 100.000,00</text:p>
          </table:table-cell>
          <table:table-cell table:style-name="ce15" office:value-type="currency" office:currency="BRL" office:value="200000" calcext:value-type="currency">
            <text:p>R$ 200.000,00</text:p>
          </table:table-cell>
          <table:table-cell table:style-name="ce26"/>
          <table:table-cell table:style-name="ce33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 | Valor</text:p>
          </table:table-cell>
          <table:covered-table-cell table:style-name="ce16"/>
          <table:covered-table-cell table:style-name="ce23"/>
          <table:covered-table-cell table:style-name="ce27"/>
          <table:table-cell/>
        </table:table-row>
        <table:table-row table:style-name="ro1">
          <table:table-cell table:style-name="ce6" table:formula="of:=[.B3]" office:value-type="string" office:string-value="São Paulo(A)" calcext:value-type="string">
            <text:p>São Paulo(A)</text:p>
          </table:table-cell>
          <table:table-cell table:style-name="ce17" office:value-type="float" office:value="2.8" calcext:value-type="float">
            <text:p>2,8</text:p>
          </table:table-cell>
          <table:table-cell office:value-type="string" calcext:value-type="string">
            <text:p>dias</text:p>
          </table:table-cell>
          <table:table-cell table:style-name="ce28"/>
          <table:table-cell/>
        </table:table-row>
        <table:table-row table:style-name="ro1">
          <table:table-cell table:style-name="ce7" table:formula="of:=[.C3]" office:value-type="string" office:string-value="Rio de Janeiro(B)" calcext:value-type="string">
            <text:p>Rio de Janeiro(B)</text:p>
          </table:table-cell>
          <table:table-cell table:style-name="ce18" office:value-type="float" office:value="3.2" calcext:value-type="float">
            <text:p>3,2</text:p>
          </table:table-cell>
          <table:table-cell office:value-type="string" calcext:value-type="string">
            <text:p>dias</text:p>
          </table:table-cell>
          <table:table-cell table:style-name="ce29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0"/>
          <table:table-cell/>
        </table:table-row>
        <table:table-row table:style-name="ro1">
          <table:table-cell table:style-name="ce8" office:value-type="string" calcext:value-type="string">
            <text:p>8A+2B &gt;= 16</text:p>
          </table:table-cell>
          <table:table-cell table:style-name="ce20" table:formula="of:=8*[.B10]+2*[.B11]" office:value-type="float" office:value="28.8" calcext:value-type="float">
            <text:p>28,8</text:p>
          </table:table-cell>
          <table:table-cell table:style-name="ce9" office:value-type="string" calcext:value-type="string">
            <text:p>&gt;=</text:p>
          </table:table-cell>
          <table:table-cell table:style-name="ce31" table:formula="of:=[.D4]" office:value-type="float" office:value="16" calcext:value-type="float">
            <text:p>16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+B &gt;= 6</text:p>
          </table:table-cell>
          <table:table-cell table:style-name="ce9" table:formula="of:=[.B10]+[.B11]" office:value-type="float" office:value="6" calcext:value-type="float">
            <text:p>6</text:p>
          </table:table-cell>
          <table:table-cell table:style-name="ce9" office:value-type="string" calcext:value-type="string">
            <text:p>&gt;=</text:p>
          </table:table-cell>
          <table:table-cell table:style-name="ce32" table:formula="of:=[.D5]" office:value-type="float" office:value="6" calcext:value-type="float">
            <text:p>6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2A+7B &gt;= 28</text:p>
          </table:table-cell>
          <table:table-cell table:style-name="ce9" table:formula="of:=2*[.B10]+7*[.B11]" office:value-type="float" office:value="28" calcext:value-type="float">
            <text:p>28</text:p>
          </table:table-cell>
          <table:table-cell table:style-name="ce9" office:value-type="string" calcext:value-type="string">
            <text:p>&gt;=</text:p>
          </table:table-cell>
          <table:table-cell table:style-name="ce32" table:formula="of:=[.D6]" office:value-type="float" office:value="28" calcext:value-type="float">
            <text:p>28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0</text:p>
          </table:table-cell>
          <table:table-cell table:style-name="ce21" table:formula="of:=[.B10]" office:value-type="float" office:value="2.8" calcext:value-type="float">
            <text:p>2,8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B &gt;= 0</text:p>
          </table:table-cell>
          <table:table-cell table:style-name="ce10" table:formula="of:=[.B11]" office:value-type="float" office:value="3.2" calcext:value-type="float">
            <text:p>3,2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0"/>
          <table:table-cell/>
        </table:table-row>
        <table:table-row table:style-name="ro1">
          <table:table-cell table:style-name="ce11" table:formula="of:=CONCATENATE(&quot;Z=&quot;;[.B7];&quot;*a + &quot;;[.C7];&quot;*b&quot;)" office:value-type="string" office:string-value="Z=100000*a + 200000*b" calcext:value-type="string">
            <text:p>Z=100000*a + 200000*b</text:p>
          </table:table-cell>
          <table:table-cell table:style-name="ce22" table:formula="of:=[.B7]*[.B10]+[.C7]*[.B11]" office:value-type="currency" office:currency="BRL" office:value="920000" calcext:value-type="currency">
            <text:p>R$ 920.000,00</text:p>
          </table:table-cell>
          <table:table-cell table:style-name="ce24"/>
          <table:table-cell table:style-name="ce29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 m³</number:text>
    </number:number-style>
    <number:number-style style:name="N109">
      <number:number number:min-integer-digits="1"/>
      <number:text> m</number:text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F8CE47C6A114A75F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2:38:49.5470508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10T12:39:22.469706371</dc:date>
    <meta:editing-duration>PT2H27M58S</meta:editing-duration>
    <meta:editing-cycles>23</meta:editing-cycles>
    <meta:generator>LibreOffice/5.1.6.2$Linux_X86_64 LibreOffice_project/10m0$Build-2</meta:generator>
    <meta:document-statistic meta:table-count="1" meta:cell-count="51" meta:object-count="1"/>
  </office:meta>
</office:document-meta>
</file>